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80000003C85E35CED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没有填充和线条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9cm" svg:height="20.81cm" svg:x="1cm" svg:y="1.145cm">
          <draw:image xlink:href="Pictures/1000020100000580000003C85E35CED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n chen</meta:initial-creator>
    <meta:creation-date>2019-06-25T20:19:37</meta:creation-date>
    <dc:date>2019-06-25T20:21:15</dc:date>
    <dc:creator>alan chen</dc:creator>
    <meta:editing-duration>PT1M38S</meta:editing-duration>
    <meta:editing-cycles>1</meta:editing-cycles>
    <meta:document-statistic meta:object-count="1"/>
    <meta:generator>OpenOffice/4.1.6$Unix OpenOffice.org_project/416m1$Build-9790</meta:generator>
  </office:meta>
</office:document-meta>
</file>